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75cm" fo:margin-left="6.586cm" fo:margin-top="0cm" fo:margin-bottom="0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padding-left="0.092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2cm" fo:padding-right="0.097cm" fo:padding-top="0.097cm" fo:padding-bottom="0.097cm" fo:border="0.25pt solid #000000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officeooo:paragraph-rsid="00290f3c" style:font-name-asian="Times New Roman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1e205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 fo:font-size="14pt" fo:language="en" fo:country="US" fo:font-weight="normal" officeooo:paragraph-rsid="00290f3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205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90f3c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Times New Roman" fo:font-size="14pt" fo:font-weight="normal" officeooo:paragraph-rsid="00290f3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color="#000000" style:font-name="Times New Roman" fo:font-size="14pt" fo:language="en" fo:country="US" fo:font-weight="bold" officeooo:paragraph-rsid="00290f3c" fo:background-color="#fffff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en" fo:country="US" fo:font-weight="bold" officeooo:paragraph-rsid="00290f3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290f3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en" fo:country="US" fo:font-weight="bold" officeooo:paragraph-rsid="00290f3c" style:font-size-asian="14pt" style:font-weight-asian="bold" style:font-size-complex="14pt"/>
    </style:style>
    <style:style style:name="P17" style:family="paragraph" style:parent-style-name="Standard">
      <style:text-properties fo:font-size="14pt" fo:language="en" fo:country="US" fo:font-weight="normal" officeooo:paragraph-rsid="00290f3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language="en" fo:country="US" fo:font-weight="normal" officeooo:paragraph-rsid="00290f3c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language="en" fo:country="US" officeooo:paragraph-rsid="00290f3c" style:font-size-asian="14pt" style:font-size-complex="14pt" style:font-weight-complex="bold"/>
    </style:style>
    <style:style style:name="P20" style:family="paragraph" style:parent-style-name="Standard">
      <style:text-properties fo:font-size="14pt" fo:language="en" fo:country="US" officeooo:paragraph-rsid="00290f3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paragraph-rsid="00290f3c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paragraph-rsid="00290f3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bold" officeooo:paragraph-rsid="00290f3c" style:font-weight-asian="bold" style:font-weight-complex="bold"/>
    </style:style>
    <style:style style:name="P24" style:family="paragraph" style:parent-style-name="Standard">
      <style:text-properties officeooo:paragraph-rsid="00290f3c"/>
    </style:style>
    <style:style style:name="P25" style:family="paragraph" style:parent-style-name="Standard">
      <style:paragraph-properties fo:text-align="justify" style:justify-single-word="false"/>
      <style:text-properties officeooo:paragraph-rsid="00290f3c"/>
    </style:style>
    <style:style style:name="P26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officeooo:paragraph-rsid="0027b513"/>
    </style:style>
    <style:style style:name="P27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officeooo:paragraph-rsid="0027b513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margin-top="0cm" fo:margin-bottom="0.353cm" loext:contextual-spacing="false" text:number-lines="false" text:line-number="0"/>
      <style:text-properties style:font-name="Times New Roman" fo:font-size="14pt" officeooo:paragraph-rsid="001e2051" style:font-size-asian="14pt" style:font-size-complex="14pt"/>
    </style:style>
    <style:style style:name="P29" style:family="paragraph" style:parent-style-name="Table_20_Contents">
      <style:paragraph-properties fo:margin-top="0cm" fo:margin-bottom="0.353cm" loext:contextual-spacing="false"/>
      <style:text-properties style:font-name="Times New Roman" fo:font-size="14pt" officeooo:paragraph-rsid="001e2051" style:font-size-asian="14pt" style:font-size-complex="14pt"/>
    </style:style>
    <style:style style:name="P30" style:family="paragraph" style:parent-style-name="Table_20_Contents">
      <style:paragraph-properties fo:margin-top="0cm" fo:margin-bottom="0.353cm" loext:contextual-spacing="false" style:snap-to-layout-grid="false"/>
      <style:text-properties style:font-name="Times New Roman" fo:font-size="14pt" officeooo:paragraph-rsid="001e2051" style:font-size-asian="14pt" style:font-size-complex="14pt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e2051" style:font-size-asian="14pt" style:font-name-complex="Times New Roman1" style:font-size-complex="14pt"/>
    </style:style>
    <style:style style:name="P32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style:text-underline-style="none" style:font-size-asian="14pt" style:font-name-complex="Times New Roman" style:font-size-complex="14pt"/>
    </style:style>
    <style:style style:name="P33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style:text-underline-style="none" fo:font-weight="bold" style:font-size-asian="14pt" style:font-weight-asian="bold" style:font-name-complex="Times New Roman" style:font-size-complex="14pt" style:font-weight-complex="bold"/>
    </style:style>
    <style:style style:name="P34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35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36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officeooo:paragraph-rsid="00237b21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290f3c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language="en" fo:country="US" officeooo:paragraph-rsid="00290f3c" style:font-size-asian="14pt" style:font-size-complex="14pt"/>
    </style:style>
    <style:style style:name="T1" style:family="text">
      <style:text-properties style:font-name="Times New Roman" fo:font-size="14pt" fo:language="en" fo:country="US" style:text-underline-style="none" fo:font-weight="normal" officeooo:rsid="001fb4dd" style:font-size-asian="14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4pt" fo:language="en" fo:country="US" style:text-underline-style="none" fo:font-weight="normal" officeooo:rsid="00286ad0" style:font-size-asian="14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fo:font-size="14pt" fo:language="en" fo:country="US" style:text-underline-style="none" fo:font-weight="normal" officeooo:rsid="00290f3c" style:font-size-asian="14pt" style:font-weight-asian="normal" style:font-name-complex="Times New Roman" style:font-size-complex="14pt" style:font-weight-complex="normal"/>
    </style:style>
    <style:style style:name="T4" style:family="text">
      <style:text-properties fo:font-variant="normal" fo:text-transform="none" fo:color="#000000" fo:letter-spacing="normal" fo:language="ru" fo:country="RU" fo:font-style="normal" officeooo:rsid="00249004" style:font-style-asian="normal"/>
    </style:style>
    <style:style style:name="T5" style:family="text">
      <style:text-properties fo:font-variant="normal" fo:text-transform="none" fo:color="#000000" fo:letter-spacing="normal" fo:language="ru" fo:country="RU" fo:font-style="normal" officeooo:rsid="00290f3c" style:font-style-asian="normal"/>
    </style:style>
    <style:style style:name="T6" style:family="text">
      <style:text-properties fo:font-variant="normal" fo:text-transform="none" fo:color="#000000" fo:letter-spacing="normal" fo:font-style="normal" officeooo:rsid="00249004" style:font-style-asian="normal"/>
    </style:style>
    <style:style style:name="T7" style:family="text">
      <style:text-properties fo:language="ru" fo:country="RU" style:text-underline-style="none" fo:font-weight="bold" style:font-weight-asian="bold" style:font-name-complex="Times New Roman" style:font-weight-complex="bold"/>
    </style:style>
    <style:style style:name="T8" style:family="text">
      <style:text-properties fo:language="ru" fo:country="RU" style:text-underline-style="none" fo:font-weight="normal" style:font-weight-asian="normal" style:font-name-complex="Times New Roman" style:font-weight-complex="normal"/>
    </style:style>
    <style:style style:name="T9" style:family="text">
      <style:text-properties fo:language="en" fo:country="US" style:text-underline-style="none" fo:font-weight="bold" style:font-weight-asian="bold" style:font-name-complex="Times New Roman" style:font-weight-complex="bold"/>
    </style:style>
    <style:style style:name="T10" style:family="text">
      <style:text-properties officeooo:rsid="00290f3c"/>
    </style:style>
    <style:style style:name="T11" style:family="text">
      <style:text-properties fo:font-size="14pt" fo:language="en" fo:country="US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12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style:font-name-asian="Liberation Serif1" style:font-size-asian="14pt" style:font-name-complex="Liberation Serif1" style:font-size-complex="14pt" style:font-weight-complex="bold"/>
    </style:style>
    <style:style style:name="T14" style:family="text">
      <style:text-properties fo:font-size="14pt" fo:language="en" fo:country="US" style:font-size-asian="14pt" style:font-size-complex="14pt" style:font-weight-complex="bold"/>
    </style:style>
    <style:style style:name="T1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officeooo:rsid="002a90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осковский Авиационный Институт</text:p>
      <text:p text:style-name="P3">(Национальный исследовательский Университет)</text:p>
      <text:p text:style-name="P3"/>
      <text:p text:style-name="P3"/>
      <text:p text:style-name="P3">Факультет: «Информационные технологии и прикладная математика»</text:p>
      <text:p text:style-name="P3">Кафедра: 806 «Вычислительная математика и программирование»</text:p>
      <text:p text:style-name="P3"/>
      <text:p text:style-name="P3"/>
      <text:p text:style-name="P3"/>
      <text:p text:style-name="P3"/>
      <text:p text:style-name="P10">Лабораторная работа №<text:span text:style-name="T10">8</text:span></text:p>
      <text:p text:style-name="P10">по курсу «ООП»</text:p>
      <text:p text:style-name="P1"/>
      <text:p text:style-name="P10"/>
      <text:p text:style-name="P10"/>
      <text:p text:style-name="P10"/>
      <text:p text:style-name="P10">Тема:</text:p>
      <text:p text:style-name="P11">Многопоточность.</text:p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8">Студент:</text:p>
          </table:table-cell>
          <table:table-cell table:style-name="Таблица1.B1" office:value-type="string">
            <text:p text:style-name="P28">Обыденкова Ю.Ю.</text:p>
          </table:table-cell>
        </table:table-row>
        <table:table-row table:style-name="Таблица1.1">
          <table:table-cell table:style-name="Таблица1.A1" office:value-type="string">
            <text:p text:style-name="P28">Группа:</text:p>
          </table:table-cell>
          <table:table-cell table:style-name="Таблица1.B1" office:value-type="string">
            <text:p text:style-name="P28">М80-208Б-18</text:p>
          </table:table-cell>
        </table:table-row>
        <table:table-row table:style-name="Таблица1.1">
          <table:table-cell table:style-name="Таблица1.A1" office:value-type="string">
            <text:p text:style-name="P28">Преподаватель:</text:p>
          </table:table-cell>
          <table:table-cell table:style-name="Таблица1.B1" office:value-type="string">
            <text:p text:style-name="P28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9">Вариант:</text:p>
          </table:table-cell>
          <table:table-cell table:style-name="Таблица1.B1" office:value-type="string">
            <text:p text:style-name="P29">18</text:p>
          </table:table-cell>
        </table:table-row>
        <table:table-row table:style-name="Таблица1.5">
          <table:table-cell table:style-name="Таблица1.A1" office:value-type="string">
            <text:p text:style-name="P28">Оценка:</text:p>
          </table:table-cell>
          <table:table-cell table:style-name="Таблица1.B1" office:value-type="string">
            <text:p text:style-name="P30"/>
          </table:table-cell>
        </table:table-row>
        <table:table-row table:style-name="Таблица1.6">
          <table:table-cell table:style-name="Таблица1.A1" office:value-type="string">
            <text:p text:style-name="P28">Дата:</text:p>
          </table:table-cell>
          <table:table-cell table:style-name="Таблица1.B1" office:value-type="string">
            <text:p text:style-name="P3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Москва</text:p>
      <text:p text:style-name="P7">2019</text:p>
      <text:p text:style-name="P7"/>
      <text:list xml:id="list3166172695" text:style-name="WW8Num2">
        <text:list-header>
          <text:p text:style-name="P32"><text:soft-page-break/></text:p>
        </text:list-header>
        <text:list-item>
          <text:p text:style-name="P33">Код программы:</text:p>
          <text:p text:style-name="P33"/>
        </text:list-item>
      </text:list>
      <text:p text:style-name="P16">factory.cpp</text:p>
      <text:p text:style-name="P24"/>
      <text:p text:style-name="P17">#include "factory.h"</text:p>
      <text:p text:style-name="P17">#include "square.h"</text:p>
      <text:p text:style-name="P17">#include "rectangle.h"</text:p>
      <text:p text:style-name="P17">#include "trapezoid.h"</text:p>
      <text:p text:style-name="P17"/>
      <text:p text:style-name="P17">std::shared_ptr&lt;figure&gt; factory::new_figure(std::istream &amp;is) {</text:p>
      <text:p text:style-name="P24"><text:span text:style-name="T11"><text:s text:c="4"/></text:span><text:span text:style-name="T12">std::string name;</text:span></text:p>
      <text:p text:style-name="P24"><text:span text:style-name="T11"><text:s text:c="4"/></text:span><text:span text:style-name="T12">is &gt;&gt; name;</text:span></text:p>
      <text:p text:style-name="P24"><text:span text:style-name="T11"><text:s text:c="4"/></text:span><text:span text:style-name="T12">if (name == "square") {</text:span></text:p>
      <text:p text:style-name="P24"><text:span text:style-name="T11"><text:s text:c="8"/></text:span><text:span text:style-name="T12">return std::shared_ptr&lt;figure&gt; ( new square(is));</text:span></text:p>
      <text:p text:style-name="P24"><text:span text:style-name="T11"><text:s text:c="4"/></text:span><text:span text:style-name="T12">} else if ( name == "rectangle") {</text:span></text:p>
      <text:p text:style-name="P24"><text:span text:style-name="T11"><text:s text:c="8"/></text:span><text:span text:style-name="T12">return std::shared_ptr&lt;figure&gt; ( new rectangle(is));</text:span></text:p>
      <text:p text:style-name="P24"><text:span text:style-name="T11"><text:s text:c="4"/></text:span><text:span text:style-name="T12">} else if ( name == "trapezoid") {</text:span></text:p>
      <text:p text:style-name="P24"><text:span text:style-name="T11"><text:s text:c="8"/></text:span><text:span text:style-name="T12">return std::shared_ptr&lt;figure&gt; ( new trapezoid(is));</text:span></text:p>
      <text:p text:style-name="P24"><text:span text:style-name="T11"><text:s text:c="4"/></text:span><text:span text:style-name="T12">} else {</text:span></text:p>
      <text:p text:style-name="P24"><text:span text:style-name="T11"><text:s text:c="8"/></text:span><text:span text:style-name="T12">throw std::logic_error("There's no such figure\n");</text:span></text:p>
      <text:p text:style-name="P24"><text:span text:style-name="T11"><text:s text:c="4"/></text:span><text:span text:style-name="T12">}</text:span></text:p>
      <text:p text:style-name="P17">}</text:p>
      <text:p text:style-name="P17"/>
      <text:p text:style-name="P14">factory.h</text:p>
      <text:p text:style-name="P14"/>
      <text:p text:style-name="P17">#ifndef _D_FACTORY_H_</text:p>
      <text:p text:style-name="P17">#define _D_FACTORY_H_</text:p>
      <text:p text:style-name="P17"/>
      <text:p text:style-name="P17">#include &lt;memory&gt;</text:p>
      <text:p text:style-name="P17">#include &lt;iostream&gt;</text:p>
      <text:p text:style-name="P17">#include &lt;fstream&gt;</text:p>
      <text:p text:style-name="P17">#include "figure.h"</text:p>
      <text:p text:style-name="P17">#include &lt;string&gt;</text:p>
      <text:p text:style-name="P17"/>
      <text:p text:style-name="P17">struct factory {</text:p>
      <text:p text:style-name="P24"><text:span text:style-name="T11"><text:s text:c="4"/></text:span><text:span text:style-name="T12">std::shared_ptr&lt;figure&gt; new_figure(std::istream&amp; is);</text:span></text:p>
      <text:p text:style-name="P17">};</text:p>
      <text:p text:style-name="P17"/>
      <text:p text:style-name="P17">#endif // _D_FACTORY_H_</text:p>
      <text:p text:style-name="P17"/>
      <text:p text:style-name="P14">figure.h</text:p>
      <text:p text:style-name="P14"/>
      <text:p text:style-name="P17">#include &lt;iostream&gt;</text:p>
      <text:p text:style-name="P17">#include "point.h"</text:p>
      <text:p text:style-name="P17">#include &lt;cmath&gt;</text:p>
      <text:p text:style-name="P17"><text:soft-page-break/></text:p>
      <text:p text:style-name="P17">#ifndef _D_FIGURE_H_</text:p>
      <text:p text:style-name="P17">#define _D_FIGURE_H_</text:p>
      <text:p text:style-name="P17"/>
      <text:p text:style-name="P17">struct figure {</text:p>
      <text:p text:style-name="P24"><text:span text:style-name="T11"><text:s text:c="4"/></text:span><text:span text:style-name="T12">virtual point center() const = 0;</text:span></text:p>
      <text:p text:style-name="P24"><text:span text:style-name="T11"><text:s text:c="4"/></text:span><text:span text:style-name="T12">virtual std::ostream&amp; print(std::ostream&amp; os) const = 0;</text:span></text:p>
      <text:p text:style-name="P24"><text:span text:style-name="T11"><text:s text:c="4"/></text:span><text:span text:style-name="T12">virtual double area() const = 0;</text:span></text:p>
      <text:p text:style-name="P24"><text:span text:style-name="T11"><text:s text:c="4"/></text:span><text:span text:style-name="T12">virtual ~figure() {}</text:span></text:p>
      <text:p text:style-name="P17">};</text:p>
      <text:p text:style-name="P17"/>
      <text:p text:style-name="P17">#endif //_D_FIGURE_H_</text:p>
      <text:p text:style-name="P17"/>
      <text:p text:style-name="P14">main.cpp</text:p>
      <text:p text:style-name="P14"/>
      <text:p text:style-name="P17">#include &lt;iostream&gt;</text:p>
      <text:p text:style-name="P17">#include &lt;memory&gt;</text:p>
      <text:p text:style-name="P17">#include &lt;vector&gt;</text:p>
      <text:p text:style-name="P17">#include &lt;thread&gt;</text:p>
      <text:p text:style-name="P17"/>
      <text:p text:style-name="P17">#include "factory.h"</text:p>
      <text:p text:style-name="P17">#include "figure.h"</text:p>
      <text:p text:style-name="P17">#include "subscriber.h"</text:p>
      <text:p text:style-name="P17"/>
      <text:p text:style-name="P17">void help() {</text:p>
      <text:p text:style-name="P24"><text:span text:style-name="T11"><text:s text:c="4"/></text:span><text:span text:style-name="T12">std::cout &lt;&lt; "help - print this menu\n"</text:span></text:p>
      <text:p text:style-name="P24"><text:span text:style-name="T11"><text:s text:c="16"/></text:span><text:span text:style-name="T12">"add &lt;square, rectangle or trapezoid&gt; &lt;vertices&gt; - add a figure\n"</text:span></text:p>
      <text:p text:style-name="P24"><text:span text:style-name="T11"><text:s text:c="16"/></text:span><text:span text:style-name="T12">"exit\n";</text:span></text:p>
      <text:p text:style-name="P17">}</text:p>
      <text:p text:style-name="P17"/>
      <text:p text:style-name="P17">int main(int argc,char* argv[]) {</text:p>
      <text:p text:style-name="P24"><text:span text:style-name="T11"><text:s text:c="4"/></text:span><text:span text:style-name="T12">if (argc != 2) {</text:span></text:p>
      <text:p text:style-name="P24"><text:span text:style-name="T11"><text:s text:c="8"/></text:span><text:span text:style-name="T12">std::cout &lt;&lt; "2 arguments needed\n";</text:span></text:p>
      <text:p text:style-name="P24"><text:span text:style-name="T11"><text:s text:c="8"/></text:span><text:span text:style-name="T12">return 1;</text:span></text:p>
      <text:p text:style-name="P24"><text:span text:style-name="T11"><text:s text:c="4"/></text:span><text:span text:style-name="T12">}</text:span></text:p>
      <text:p text:style-name="P17"/>
      <text:p text:style-name="P24"><text:span text:style-name="T11"><text:s text:c="4"/></text:span><text:span text:style-name="T12">int <text:s/>buffer_size = std::stoi(argv[1]);</text:span></text:p>
      <text:p text:style-name="P24"><text:span text:style-name="T11"><text:s text:c="4"/></text:span><text:span text:style-name="T12">std::shared_ptr&lt;std::vector&lt;std::shared_ptr&lt;figure&gt;&gt;&gt; buffer = std::make_shared&lt;std::vector&lt;std::shared_ptr&lt;figure&gt;&gt;&gt;();</text:span></text:p>
      <text:p text:style-name="P24"><text:span text:style-name="T11"><text:s text:c="4"/></text:span><text:span text:style-name="T12">buffer-&gt;reserve(buffer_size);</text:span></text:p>
      <text:p text:style-name="P24"><text:span text:style-name="T11"><text:s text:c="4"/></text:span><text:span text:style-name="T12">factory factory;</text:span></text:p>
      <text:p text:style-name="P24"><text:span text:style-name="T11"><text:s text:c="4"/></text:span><text:span text:style-name="T12">std::string cmd;</text:span></text:p>
      <text:p text:style-name="P24"><text:span text:style-name="T11"><text:s text:c="4"/></text:span><text:span text:style-name="T12">subscriber sub;</text:span></text:p>
      <text:p text:style-name="P24"><text:span text:style-name="T11"><text:s text:c="4"/></text:span><text:span text:style-name="T12">sub.processors.push_back(std::make_shared&lt;stream_processor&gt;());</text:span></text:p>
      <text:p text:style-name="P24"><text:span text:style-name="T11"><text:s text:c="4"/></text:span><text:span text:style-name="T12">sub.processors.push_back(std::make_shared&lt;file_processor&gt;());</text:span></text:p>
      <text:p text:style-name="P24"><text:span text:style-name="T11"><text:s text:c="4"/></text:span><text:span text:style-name="T12">std::thread sub_thread(std::ref(sub));</text:span></text:p>
      <text:p text:style-name="P17"><text:soft-page-break/></text:p>
      <text:p text:style-name="P24"><text:span text:style-name="T11"><text:s text:c="4"/></text:span><text:span text:style-name="T12">while (true) {</text:span></text:p>
      <text:p text:style-name="P24"><text:span text:style-name="T11"><text:s text:c="8"/></text:span><text:span text:style-name="T12">std::unique_lock&lt;std::mutex&gt; locker(sub.mtx);</text:span></text:p>
      <text:p text:style-name="P24"><text:span text:style-name="T11"><text:s text:c="8"/></text:span><text:span text:style-name="T12">std::cin &gt;&gt; cmd;</text:span></text:p>
      <text:p text:style-name="P24"><text:span text:style-name="T11"><text:s text:c="8"/></text:span><text:span text:style-name="T12">if (cmd == "help") {</text:span></text:p>
      <text:p text:style-name="P24"><text:span text:style-name="T11"><text:s text:c="12"/></text:span><text:span text:style-name="T12">help();</text:span></text:p>
      <text:p text:style-name="P24"><text:span text:style-name="T11"><text:s text:c="8"/></text:span><text:span text:style-name="T12">} else if (cmd == "add") {</text:span></text:p>
      <text:p text:style-name="P24"><text:span text:style-name="T11"><text:s text:c="12"/></text:span><text:span text:style-name="T12">try {</text:span></text:p>
      <text:p text:style-name="P24"><text:span text:style-name="T11"><text:s text:c="16"/></text:span><text:span text:style-name="T12">buffer-&gt;push_back(factory.new_figure(std::cin));</text:span></text:p>
      <text:p text:style-name="P24"><text:span text:style-name="T11"><text:s text:c="12"/></text:span><text:span text:style-name="T12">} catch (std::logic_error &amp;e) {</text:span></text:p>
      <text:p text:style-name="P24"><text:span text:style-name="T11"><text:s text:c="16"/></text:span><text:span text:style-name="T12">std::cout &lt;&lt; e.what() &lt;&lt; '\n';</text:span></text:p>
      <text:p text:style-name="P24"><text:span text:style-name="T11"><text:s text:c="16"/></text:span><text:span text:style-name="T12">continue;</text:span></text:p>
      <text:p text:style-name="P24"><text:span text:style-name="T11"><text:s text:c="12"/></text:span><text:span text:style-name="T12">}</text:span></text:p>
      <text:p text:style-name="P24"><text:span text:style-name="T11"><text:s text:c="12"/></text:span><text:span text:style-name="T12">if (buffer-&gt;size() == buffer_size) {</text:span></text:p>
      <text:p text:style-name="P24"><text:span text:style-name="T11"><text:s text:c="16"/></text:span><text:span text:style-name="T12">std::cout &lt;&lt; "You've reached the limit\n";</text:span></text:p>
      <text:p text:style-name="P24"><text:span text:style-name="T11"><text:s text:c="16"/></text:span><text:span text:style-name="T12">sub.buffer = buffer;</text:span></text:p>
      <text:p text:style-name="P24"><text:span text:style-name="T11"><text:s text:c="16"/></text:span><text:span text:style-name="T12">sub.cond_var.notify_all();</text:span></text:p>
      <text:p text:style-name="P24"><text:span text:style-name="T11"><text:s text:c="16"/></text:span><text:span text:style-name="T12">sub.cond_var.wait(locker, [&amp;](){ return sub.buffer == nullptr;});</text:span></text:p>
      <text:p text:style-name="P24"><text:span text:style-name="T11"><text:s text:c="16"/></text:span><text:span text:style-name="T12">buffer-&gt;clear();</text:span></text:p>
      <text:p text:style-name="P24"><text:span text:style-name="T11"><text:s text:c="12"/></text:span><text:span text:style-name="T12">}</text:span></text:p>
      <text:p text:style-name="P24"><text:span text:style-name="T11"><text:s text:c="8"/></text:span><text:span text:style-name="T12">} else if (cmd == "quit") <text:s/>{</text:span></text:p>
      <text:p text:style-name="P24"><text:span text:style-name="T11"><text:s text:c="12"/></text:span><text:span text:style-name="T12">break;</text:span></text:p>
      <text:p text:style-name="P24"><text:span text:style-name="T11"><text:s text:c="8"/></text:span><text:span text:style-name="T12">} else {</text:span></text:p>
      <text:p text:style-name="P24"><text:span text:style-name="T11"><text:s text:c="12"/></text:span><text:span text:style-name="T12">std::cout &lt;&lt; "Wrong command\n";</text:span></text:p>
      <text:p text:style-name="P24"><text:span text:style-name="T11"><text:s text:c="8"/></text:span><text:span text:style-name="T12">}</text:span></text:p>
      <text:p text:style-name="P24"><text:span text:style-name="T11"><text:s text:c="4"/></text:span><text:span text:style-name="T12">}</text:span></text:p>
      <text:p text:style-name="P24"><text:span text:style-name="T11"><text:s text:c="4"/></text:span><text:span text:style-name="T12">sub.stop = true;</text:span></text:p>
      <text:p text:style-name="P24"><text:span text:style-name="T11"><text:s text:c="4"/></text:span><text:span text:style-name="T12">sub.cond_var.notify_all();</text:span></text:p>
      <text:p text:style-name="P24"><text:span text:style-name="T11"><text:s text:c="4"/></text:span><text:span text:style-name="T12">sub_thread.join();</text:span></text:p>
      <text:p text:style-name="P24"><text:span text:style-name="T11"><text:s text:c="4"/></text:span><text:span text:style-name="T12">return 0;</text:span></text:p>
      <text:p text:style-name="P17">}</text:p>
      <text:p text:style-name="P17"/>
      <text:p text:style-name="P14">point.cpp</text:p>
      <text:p text:style-name="P14"/>
      <text:p text:style-name="P17">#include "point.h"</text:p>
      <text:p text:style-name="P17"/>
      <text:p text:style-name="P17">point operator+ (point lhs, point rhs) {</text:p>
      <text:p text:style-name="P24"><text:span text:style-name="T11"><text:s text:c="4"/></text:span><text:span text:style-name="T12">return {lhs.x + rhs.x, lhs.y + rhs.y};</text:span></text:p>
      <text:p text:style-name="P17">}</text:p>
      <text:p text:style-name="P17"/>
      <text:p text:style-name="P17">point operator- (point lhs, point rhs) {</text:p>
      <text:p text:style-name="P24"><text:span text:style-name="T11"><text:s text:c="4"/></text:span><text:span text:style-name="T12">return {lhs.x - rhs.x, lhs.y - rhs.y};</text:span></text:p>
      <text:p text:style-name="P17">}</text:p>
      <text:p text:style-name="P17"/>
      <text:p text:style-name="P17">point operator/ (point p, double t) {</text:p>
      <text:p text:style-name="P24"><text:span text:style-name="T11"><text:s text:c="4"/></text:span><text:span text:style-name="T12">return {p.x / t, p.y / t};</text:span></text:p>
      <text:p text:style-name="P17"><text:soft-page-break/>}</text:p>
      <text:p text:style-name="P17"/>
      <text:p text:style-name="P17">std::istream &amp;operator&gt;&gt;(std::istream &amp;is, point &amp;p) {</text:p>
      <text:p text:style-name="P24"><text:span text:style-name="T11"><text:s text:c="4"/></text:span><text:span text:style-name="T12">is &gt;&gt; p.x &gt;&gt; p.y;</text:span></text:p>
      <text:p text:style-name="P24"><text:span text:style-name="T11"><text:s text:c="4"/></text:span><text:span text:style-name="T12">return is;</text:span></text:p>
      <text:p text:style-name="P17">}</text:p>
      <text:p text:style-name="P17"/>
      <text:p text:style-name="P17">std::ostream &amp;operator&lt;&lt; (std::ostream &amp;os, const point &amp;p ) {</text:p>
      <text:p text:style-name="P24"><text:span text:style-name="T11"><text:s text:c="4"/></text:span><text:span text:style-name="T12">os &lt;&lt; p.x &lt;&lt; " " &lt;&lt; p.y &lt;&lt; std::endl;</text:span></text:p>
      <text:p text:style-name="P24"><text:span text:style-name="T11"><text:s text:c="4"/></text:span><text:span text:style-name="T12">return os;</text:span></text:p>
      <text:p text:style-name="P17">}</text:p>
      <text:p text:style-name="P17"/>
      <text:p text:style-name="P14">processor.cpp</text:p>
      <text:p text:style-name="P14"/>
      <text:p text:style-name="P17">#include "processor.h"</text:p>
      <text:p text:style-name="P17"/>
      <text:p text:style-name="P17">void stream_processor::process(std::shared_ptr&lt;std::vector&lt;std::shared_ptr&lt;figure&gt;&gt;&gt; buffer) {</text:p>
      <text:p text:style-name="P24"><text:span text:style-name="T11"><text:s text:c="4"/></text:span><text:span text:style-name="T12">for (auto figure : *buffer) {</text:span></text:p>
      <text:p text:style-name="P24"><text:span text:style-name="T11"><text:s text:c="8"/></text:span><text:span text:style-name="T12">figure-&gt;print(std::cout);</text:span></text:p>
      <text:p text:style-name="P24"><text:span text:style-name="T11"><text:s text:c="4"/></text:span><text:span text:style-name="T12">}</text:span></text:p>
      <text:p text:style-name="P17">}</text:p>
      <text:p text:style-name="P17"/>
      <text:p text:style-name="P17">void file_processor::process(std::shared_ptr&lt;std::vector&lt;std::shared_ptr&lt;figure&gt;&gt;&gt; buffer) {</text:p>
      <text:p text:style-name="P24"><text:span text:style-name="T11"><text:s text:c="4"/></text:span><text:span text:style-name="T12">std::ofstream fout;</text:span></text:p>
      <text:p text:style-name="P24"><text:span text:style-name="T11"><text:s text:c="4"/></text:span><text:span text:style-name="T12">fout.open(std::to_string(cnt) + ".txt");</text:span></text:p>
      <text:p text:style-name="P24"><text:span text:style-name="T11"><text:s text:c="4"/></text:span><text:span text:style-name="T12">cnt++;</text:span></text:p>
      <text:p text:style-name="P24"><text:span text:style-name="T11"><text:s text:c="4"/></text:span><text:span text:style-name="T12">if (!fout.is_open()) {</text:span></text:p>
      <text:p text:style-name="P24"><text:span text:style-name="T11"><text:s text:c="8"/></text:span><text:span text:style-name="T12">std::cout &lt;&lt; "can't open\n";</text:span></text:p>
      <text:p text:style-name="P24"><text:span text:style-name="T11"><text:s text:c="8"/></text:span><text:span text:style-name="T12">return;</text:span></text:p>
      <text:p text:style-name="P24"><text:span text:style-name="T11"><text:s text:c="4"/></text:span><text:span text:style-name="T12">}</text:span></text:p>
      <text:p text:style-name="P24"><text:span text:style-name="T11"><text:s text:c="4"/></text:span><text:span text:style-name="T12">for (auto figure : *buffer) {</text:span></text:p>
      <text:p text:style-name="P24"><text:span text:style-name="T11"><text:s text:c="8"/></text:span><text:span text:style-name="T12">figure-&gt;print(fout);</text:span></text:p>
      <text:p text:style-name="P24"><text:span text:style-name="T11"><text:s text:c="4"/></text:span><text:span text:style-name="T12">}</text:span></text:p>
      <text:p text:style-name="P17"/>
      <text:p text:style-name="P17">}</text:p>
      <text:p text:style-name="P17"/>
      <text:p text:style-name="P14">processor.h</text:p>
      <text:p text:style-name="P14"/>
      <text:p text:style-name="P17">#ifndef _D_PROCESSOR_H_</text:p>
      <text:p text:style-name="P17">#define _D_PROCESSOR_H_</text:p>
      <text:p text:style-name="P17"/>
      <text:p text:style-name="P17">#include &lt;iostream&gt;</text:p>
      <text:p text:style-name="P17"><text:soft-page-break/>#include &lt;condition_variable&gt;</text:p>
      <text:p text:style-name="P17">#include &lt;thread&gt;</text:p>
      <text:p text:style-name="P17">#include &lt;vector&gt;</text:p>
      <text:p text:style-name="P17">#include &lt;mutex&gt;</text:p>
      <text:p text:style-name="P17"/>
      <text:p text:style-name="P17">#include "factory.h"</text:p>
      <text:p text:style-name="P17">#include "figure.h"</text:p>
      <text:p text:style-name="P17"/>
      <text:p text:style-name="P17">struct processor {</text:p>
      <text:p text:style-name="P24"><text:span text:style-name="T11"><text:s text:c="4"/></text:span><text:span text:style-name="T12">virtual void process(std::shared_ptr&lt;std::vector&lt;std::shared_ptr&lt;figure&gt;&gt;&gt; buffer) = 0;</text:span></text:p>
      <text:p text:style-name="P17">};</text:p>
      <text:p text:style-name="P17"/>
      <text:p text:style-name="P17">struct stream_processor : processor {</text:p>
      <text:p text:style-name="P24"><text:span text:style-name="T11"><text:s text:c="4"/></text:span><text:span text:style-name="T12">void process(std::shared_ptr&lt;std::vector&lt;std::shared_ptr&lt;figure&gt;&gt;&gt; buffer) override;</text:span></text:p>
      <text:p text:style-name="P17">};</text:p>
      <text:p text:style-name="P17"/>
      <text:p text:style-name="P17">struct file_processor : processor {</text:p>
      <text:p text:style-name="P24"><text:span text:style-name="T11"><text:s text:c="4"/></text:span><text:span text:style-name="T12">void process(std::shared_ptr&lt;std::vector&lt;std::shared_ptr&lt;figure&gt;&gt;&gt; buffer) override;</text:span></text:p>
      <text:p text:style-name="P17">private:</text:p>
      <text:p text:style-name="P24"><text:span text:style-name="T11"><text:s text:c="4"/></text:span><text:span text:style-name="T12">int cnt = 0;</text:span></text:p>
      <text:p text:style-name="P17">};</text:p>
      <text:p text:style-name="P17"/>
      <text:p text:style-name="P17">#endif // _D_PROCESSOR_H_</text:p>
      <text:p text:style-name="P17"/>
      <text:p text:style-name="P14">rectangle.cpp</text:p>
      <text:p text:style-name="P14"/>
      <text:p text:style-name="P17">#include "rectangle.h"</text:p>
      <text:p text:style-name="P17"/>
      <text:p text:style-name="P17">rectangle::rectangle(std::istream&amp; is) {</text:p>
      <text:p text:style-name="P24"><text:span text:style-name="T11"><text:s text:c="4"/></text:span><text:span text:style-name="T12">is &gt;&gt; a1 &gt;&gt; a2 &gt;&gt; a3 &gt;&gt; a4;</text:span></text:p>
      <text:p text:style-name="P17">}</text:p>
      <text:p text:style-name="P17"/>
      <text:p text:style-name="P17">double rectangle::area() const {</text:p>
      <text:p text:style-name="P24"><text:span text:style-name="T11"><text:s text:c="4"/></text:span><text:span text:style-name="T12">double xHeight = a2.x - a1.x;</text:span></text:p>
      <text:p text:style-name="P24"><text:span text:style-name="T11"><text:s text:c="4"/></text:span><text:span text:style-name="T12">double yHeight = a2.y - a1.y;</text:span></text:p>
      <text:p text:style-name="P17"/>
      <text:p text:style-name="P24"><text:span text:style-name="T11"><text:s text:c="4"/></text:span><text:span text:style-name="T12">double xWidth = a3.x - a2.x;</text:span></text:p>
      <text:p text:style-name="P24"><text:span text:style-name="T11"><text:s text:c="4"/></text:span><text:span text:style-name="T12">double yWidth = a3.y - a2.y;</text:span></text:p>
      <text:p text:style-name="P17"/>
      <text:p text:style-name="P24"><text:span text:style-name="T11"><text:s text:c="4"/></text:span><text:span text:style-name="T12">return sqrt(xHeight * xHeight + yHeight * yHeight) * sqrt(xWidth * xWidth + yWidth * yWidth);</text:span></text:p>
      <text:p text:style-name="P17">}</text:p>
      <text:p text:style-name="P17"/>
      <text:p text:style-name="P17"><text:soft-page-break/>point rectangle::center() const {</text:p>
      <text:p text:style-name="P24"><text:span text:style-name="T11"><text:s text:c="4"/></text:span><text:span text:style-name="T12">double x,y;</text:span></text:p>
      <text:p text:style-name="P24"><text:span text:style-name="T11"><text:s text:c="4"/></text:span><text:span text:style-name="T12">x = (a1.x + a2.x + a3.x + a4.x) / 4;</text:span></text:p>
      <text:p text:style-name="P24"><text:span text:style-name="T11"><text:s text:c="4"/></text:span><text:span text:style-name="T12">y = (a1.y + a2.y + a3.y + a4.y) / 4;</text:span></text:p>
      <text:p text:style-name="P24"><text:span text:style-name="T11"><text:s text:c="4"/></text:span><text:span text:style-name="T12">point p(x,y);</text:span></text:p>
      <text:p text:style-name="P24"><text:span text:style-name="T11"><text:s text:c="4"/></text:span><text:span text:style-name="T12">return p;</text:span></text:p>
      <text:p text:style-name="P17">}</text:p>
      <text:p text:style-name="P17"/>
      <text:p text:style-name="P17">std::ostream&amp; rectangle::print(std::ostream&amp; os) const {</text:p>
      <text:p text:style-name="P24"><text:span text:style-name="T11"><text:s text:c="4"/></text:span><text:span text:style-name="T12">os &lt;&lt; "Rectangle\n"&lt;&lt; a1 &lt;&lt; a2 &lt;&lt; a3 &lt;&lt; a4;</text:span></text:p>
      <text:p text:style-name="P24"><text:span text:style-name="T11"><text:s text:c="4"/></text:span><text:span text:style-name="T12">os &lt;&lt; "Center: " &lt;&lt; center() &lt;&lt; "Area:" &lt;&lt; area() &lt;&lt; '\n';</text:span></text:p>
      <text:p text:style-name="P24"><text:span text:style-name="T11"><text:s text:c="4"/></text:span><text:span text:style-name="T12">return os;</text:span></text:p>
      <text:p text:style-name="P17">}</text:p>
      <text:p text:style-name="P17"/>
      <text:p text:style-name="P14">rectangle.h</text:p>
      <text:p text:style-name="P17"/>
      <text:p text:style-name="P19">#ifndef _D_RECTANGLE_H_</text:p>
      <text:p text:style-name="P19">#define _D_RECTANGLE_H_</text:p>
      <text:p text:style-name="P19"/>
      <text:p text:style-name="P19">#include "figure.h"</text:p>
      <text:p text:style-name="P19"/>
      <text:p text:style-name="P19">class rectangle : public figure {</text:p>
      <text:p text:style-name="P19">public:</text:p>
      <text:p text:style-name="P24"><text:span text:style-name="T13"><text:s text:c="4"/></text:span><text:span text:style-name="T14">rectangle() = default;</text:span></text:p>
      <text:p text:style-name="P24"><text:span text:style-name="T13"><text:s text:c="4"/></text:span><text:span text:style-name="T14">rectangle(std::istream&amp; is) ;</text:span></text:p>
      <text:p text:style-name="P24"><text:span text:style-name="T13"><text:s text:c="4"/></text:span><text:span text:style-name="T14">double area() const override;</text:span></text:p>
      <text:p text:style-name="P24"><text:span text:style-name="T13"><text:s text:c="4"/></text:span><text:span text:style-name="T14">point center() const override;</text:span></text:p>
      <text:p text:style-name="P24"><text:span text:style-name="T13"><text:s text:c="4"/></text:span><text:span text:style-name="T14">std::ostream&amp; print(std::ostream&amp; os) const override;</text:span></text:p>
      <text:p text:style-name="P19">private:</text:p>
      <text:p text:style-name="P24"><text:span text:style-name="T13"><text:s text:c="4"/></text:span><text:span text:style-name="T14">point a1, a2, a3, a4;</text:span></text:p>
      <text:p text:style-name="P19">};</text:p>
      <text:p text:style-name="P19"/>
      <text:p text:style-name="P19">#endif // _D_RECTANGLE_H_</text:p>
      <text:p text:style-name="P19"/>
      <text:p text:style-name="P14">square.cpp</text:p>
      <text:p text:style-name="P14"/>
      <text:p text:style-name="P17">#include "square.h"</text:p>
      <text:p text:style-name="P17"/>
      <text:p text:style-name="P17">square::square(std::istream&amp; is) {</text:p>
      <text:p text:style-name="P24"><text:span text:style-name="T11"><text:s text:c="4"/></text:span><text:span text:style-name="T12">is &gt;&gt; a1 &gt;&gt; a2 &gt;&gt; a3 &gt;&gt; a4;</text:span></text:p>
      <text:p text:style-name="P17">}</text:p>
      <text:p text:style-name="P17"/>
      <text:p text:style-name="P17">double square::area() const {</text:p>
      <text:p text:style-name="P24"><text:span text:style-name="T11"><text:s text:c="4"/></text:span><text:span text:style-name="T12">double vecX = a2.x - a1.x;</text:span></text:p>
      <text:p text:style-name="P24"><text:span text:style-name="T11"><text:s text:c="4"/></text:span><text:span text:style-name="T12">double vecY = a2.y - a1.y;</text:span></text:p>
      <text:p text:style-name="P24"><text:span text:style-name="T11"><text:s text:c="4"/></text:span><text:span text:style-name="T12">return vecX * vecX + vecY * vecY;</text:span></text:p>
      <text:p text:style-name="P17"><text:soft-page-break/>}</text:p>
      <text:p text:style-name="P17"/>
      <text:p text:style-name="P17">point square::center() const {</text:p>
      <text:p text:style-name="P24"><text:span text:style-name="T11"><text:s text:c="4"/></text:span><text:span text:style-name="T12">double x,y;</text:span></text:p>
      <text:p text:style-name="P24"><text:span text:style-name="T11"><text:s text:c="4"/></text:span><text:span text:style-name="T12">x = (a1.x + a2.x + a3.x + a4.x) / 4;</text:span></text:p>
      <text:p text:style-name="P24"><text:span text:style-name="T11"><text:s text:c="4"/></text:span><text:span text:style-name="T12">y = (a1.y + a2.y + a3.y + a4.y) / 4;</text:span></text:p>
      <text:p text:style-name="P24"><text:span text:style-name="T11"><text:s text:c="4"/></text:span><text:span text:style-name="T12">point p(x,y);</text:span></text:p>
      <text:p text:style-name="P24"><text:span text:style-name="T11"><text:s text:c="4"/></text:span><text:span text:style-name="T12">return p;</text:span></text:p>
      <text:p text:style-name="P17">}</text:p>
      <text:p text:style-name="P17"/>
      <text:p text:style-name="P17">std::ostream&amp; square::print(std::ostream&amp; os) const {</text:p>
      <text:p text:style-name="P24"><text:span text:style-name="T11"><text:s text:c="4"/></text:span><text:span text:style-name="T12">os &lt;&lt; "Square\n"&lt;&lt; a1 &lt;&lt; a2 &lt;&lt; a3 &lt;&lt; a4;</text:span></text:p>
      <text:p text:style-name="P24"><text:span text:style-name="T11"><text:s text:c="4"/></text:span><text:span text:style-name="T12">os &lt;&lt; "Center: " &lt;&lt; center() &lt;&lt; "Area:" &lt;&lt; area() &lt;&lt; '\n';</text:span></text:p>
      <text:p text:style-name="P24"><text:span text:style-name="T11"><text:s text:c="4"/></text:span><text:span text:style-name="T12">return os;</text:span></text:p>
      <text:p text:style-name="P17">}</text:p>
      <text:p text:style-name="P17"/>
      <text:p text:style-name="P14">square.h</text:p>
      <text:p text:style-name="P14"/>
      <text:p text:style-name="P17">#ifndef _D_SQUARE_H_</text:p>
      <text:p text:style-name="P17">#define _D_SQUARE_H_</text:p>
      <text:p text:style-name="P17"/>
      <text:p text:style-name="P17">#include "figure.h"</text:p>
      <text:p text:style-name="P17"/>
      <text:p text:style-name="P17">class square : public figure {</text:p>
      <text:p text:style-name="P17">public:</text:p>
      <text:p text:style-name="P24"><text:span text:style-name="T11"><text:s text:c="4"/></text:span><text:span text:style-name="T12">square() = default;</text:span></text:p>
      <text:p text:style-name="P24"><text:span text:style-name="T11"><text:s text:c="4"/></text:span><text:span text:style-name="T12">square(std::istream&amp; is);</text:span></text:p>
      <text:p text:style-name="P24"><text:span text:style-name="T11"><text:s text:c="4"/></text:span><text:span text:style-name="T12">double area() const override;</text:span></text:p>
      <text:p text:style-name="P24"><text:span text:style-name="T11"><text:s text:c="4"/></text:span><text:span text:style-name="T12">point center() const override;</text:span></text:p>
      <text:p text:style-name="P24"><text:span text:style-name="T11"><text:s text:c="4"/></text:span><text:span text:style-name="T12">std::ostream&amp; print(std::ostream&amp;) const override;</text:span></text:p>
      <text:p text:style-name="P17">private:</text:p>
      <text:p text:style-name="P24"><text:span text:style-name="T11"><text:s text:c="4"/></text:span><text:span text:style-name="T12">point a1, a2, a3, a4;</text:span></text:p>
      <text:p text:style-name="P17">};</text:p>
      <text:p text:style-name="P17"/>
      <text:p text:style-name="P17">#endif // _D_SQUARE_H_</text:p>
      <text:p text:style-name="P17"/>
      <text:p text:style-name="P14">subscriber.cpp</text:p>
      <text:p text:style-name="P14"/>
      <text:p text:style-name="P17">#include "subscriber.h"</text:p>
      <text:p text:style-name="P17"/>
      <text:p text:style-name="P17">void subscriber::operator()() {</text:p>
      <text:p text:style-name="P24"><text:span text:style-name="T11"><text:s text:c="4"/></text:span><text:span text:style-name="T12">for(;;) {</text:span></text:p>
      <text:p text:style-name="P24"><text:span text:style-name="T11"><text:s text:c="8"/></text:span><text:span text:style-name="T12">std::unique_lock&lt;std::mutex&gt;lock(mtx);</text:span></text:p>
      <text:p text:style-name="P24"><text:span text:style-name="T11"><text:s text:c="8"/></text:span><text:span text:style-name="T12">cond_var.wait(lock,[&amp;]{ return (buffer != nullptr || stop);});</text:span></text:p>
      <text:p text:style-name="P24"><text:span text:style-name="T11"><text:s text:c="8"/></text:span><text:span text:style-name="T12">if (stop) {</text:span></text:p>
      <text:p text:style-name="P24"><text:span text:style-name="T11"><text:s text:c="12"/></text:span><text:span text:style-name="T12">break;</text:span></text:p>
      <text:p text:style-name="P24"><text:soft-page-break/><text:span text:style-name="T11"><text:s text:c="8"/></text:span><text:span text:style-name="T12">}</text:span></text:p>
      <text:p text:style-name="P24"><text:span text:style-name="T11"><text:s text:c="8"/></text:span><text:span text:style-name="T12">for (auto elem: processors) {</text:span></text:p>
      <text:p text:style-name="P24"><text:span text:style-name="T11"><text:s text:c="12"/></text:span><text:span text:style-name="T12">elem-&gt;process(buffer);</text:span></text:p>
      <text:p text:style-name="P24"><text:span text:style-name="T11"><text:s text:c="8"/></text:span><text:span text:style-name="T12">}</text:span></text:p>
      <text:p text:style-name="P24"><text:span text:style-name="T11"><text:s text:c="8"/></text:span><text:span text:style-name="T12">buffer = nullptr;</text:span></text:p>
      <text:p text:style-name="P24"><text:span text:style-name="T11"><text:s text:c="8"/></text:span><text:span text:style-name="T12">cond_var.notify_all();</text:span></text:p>
      <text:p text:style-name="P24"><text:span text:style-name="T11"><text:s text:c="4"/></text:span><text:span text:style-name="T12">}</text:span></text:p>
      <text:p text:style-name="P17">}</text:p>
      <text:p text:style-name="P17"/>
      <text:p text:style-name="P14">subscriber.h</text:p>
      <text:p text:style-name="P14"/>
      <text:p text:style-name="P17">#ifndef _D_SUBSCTIBER_H_</text:p>
      <text:p text:style-name="P17">#define _D_SUBSCTIBER_H_</text:p>
      <text:p text:style-name="P17"/>
      <text:p text:style-name="P17">#include &lt;iostream&gt;</text:p>
      <text:p text:style-name="P17">#include &lt;condition_variable&gt;</text:p>
      <text:p text:style-name="P17">#include &lt;thread&gt;</text:p>
      <text:p text:style-name="P17">#include &lt;vector&gt;</text:p>
      <text:p text:style-name="P17">#include &lt;mutex&gt;</text:p>
      <text:p text:style-name="P17">#include "factory.h"</text:p>
      <text:p text:style-name="P17">#include "figure.h"</text:p>
      <text:p text:style-name="P17">#include "processor.h"</text:p>
      <text:p text:style-name="P17"/>
      <text:p text:style-name="P17">struct subscriber {</text:p>
      <text:p text:style-name="P24"><text:span text:style-name="T11"><text:s text:c="4"/></text:span><text:span text:style-name="T12">void operator()();</text:span></text:p>
      <text:p text:style-name="P24"><text:span text:style-name="T11"><text:s text:c="4"/></text:span><text:span text:style-name="T12">std::vector&lt;std::shared_ptr&lt;processor&gt;&gt; processors;</text:span></text:p>
      <text:p text:style-name="P24"><text:span text:style-name="T11"><text:s text:c="4"/></text:span><text:span text:style-name="T12">std::shared_ptr&lt;std::vector&lt;std::shared_ptr&lt;figure&gt;&gt;&gt; buffer;</text:span></text:p>
      <text:p text:style-name="P24"><text:span text:style-name="T11"><text:s text:c="4"/></text:span><text:span text:style-name="T12">std::mutex mtx;</text:span></text:p>
      <text:p text:style-name="P24"><text:span text:style-name="T11"><text:s text:c="4"/></text:span><text:span text:style-name="T12">std::condition_variable cond_var;</text:span></text:p>
      <text:p text:style-name="P24"><text:span text:style-name="T11"><text:s text:c="4"/></text:span><text:span text:style-name="T12">bool stop = false;</text:span></text:p>
      <text:p text:style-name="P17">};</text:p>
      <text:p text:style-name="P17"/>
      <text:p text:style-name="P17">#endif // _D_SUBSCTIBER_H_</text:p>
      <text:p text:style-name="P17"/>
      <text:p text:style-name="P14">meson.build</text:p>
      <text:p text:style-name="P14"/>
      <text:p text:style-name="P17">project('oop_exercise_08', 'cpp')</text:p>
      <text:p text:style-name="P17"/>
      <text:p text:style-name="P17">add_project_arguments('-std=c++17', '-w', '-pthread', language : 'cpp')</text:p>
      <text:p text:style-name="P17"/>
      <text:p text:style-name="P17">thread_dep = dependency('threads')</text:p>
      <text:p text:style-name="P17"/>
      <text:p text:style-name="P17">executable(</text:p>
      <text:p text:style-name="P24"><text:span text:style-name="T11"><text:s text:c="4"/></text:span><text:span text:style-name="T12">meson.project_name(),</text:span></text:p>
      <text:p text:style-name="P24"><text:span text:style-name="T11"><text:s text:c="4"/></text:span><text:span text:style-name="T12">'main.cpp',</text:span></text:p>
      <text:p text:style-name="P24"><text:span text:style-name="T11"><text:s text:c="4"/></text:span><text:span text:style-name="T12">'factory.cpp',</text:span></text:p>
      <text:p text:style-name="P24"><text:soft-page-break/><text:span text:style-name="T11"><text:s text:c="4"/></text:span><text:span text:style-name="T12">'point.cpp',</text:span></text:p>
      <text:p text:style-name="P24"><text:span text:style-name="T11"><text:s text:c="4"/></text:span><text:span text:style-name="T12">'processor.cpp',</text:span></text:p>
      <text:p text:style-name="P24"><text:span text:style-name="T11"><text:s text:c="4"/></text:span><text:span text:style-name="T12">'rectangle.cpp',</text:span></text:p>
      <text:p text:style-name="P24"><text:span text:style-name="T11"><text:s text:c="4"/></text:span><text:span text:style-name="T12">'square.cpp',</text:span></text:p>
      <text:p text:style-name="P24"><text:span text:style-name="T11"><text:s text:c="4"/></text:span><text:span text:style-name="T12">'subscriber.cpp',</text:span></text:p>
      <text:p text:style-name="P24"><text:span text:style-name="T11"><text:s text:c="4"/></text:span><text:span text:style-name="T12">'trapezoid.cpp',</text:span></text:p>
      <text:p text:style-name="P24"><text:span text:style-name="T11"><text:s text:c="4"/></text:span><text:span text:style-name="T12">dependencies : thread_dep</text:span></text:p>
      <text:p text:style-name="P17">)</text:p>
      <text:p text:style-name="P13"/>
      <text:p text:style-name="P5"/>
      <text:p text:style-name="P5"/>
      <text:list xml:id="list13726410229339" text:continue-numbering="true" text:style-name="WW8Num2">
        <text:list-item>
          <text:p text:style-name="P34">Ссылка на репозиторий:</text:p>
        </text:list-item>
      </text:list>
      <text:p text:style-name="P26"><text:span text:style-name="Internet_20_link"><text:span text:style-name="T2">https://github.com/obydenkova/oop_exercise_0</text:span></text:span><text:span text:style-name="Internet_20_link"><text:span text:style-name="T3">8</text:span></text:span></text:p>
      <text:p text:style-name="P26"><text:span text:style-name="Internet_20_link"><text:span text:style-name="T1"/></text:span></text:p>
      <text:p text:style-name="P27"><text:line-break/></text:p>
      <text:list xml:id="list13726764582015" text:continue-numbering="true" text:style-name="WW8Num2">
        <text:list-item>
          <text:p text:style-name="P35"><text:span text:style-name="T7">Набор </text:span><text:span text:style-name="T9">testcases:</text:span></text:p>
        </text:list-item>
      </text:list>
      <text:p text:style-name="P8"/>
      <text:p text:style-name="P15"><text:span text:style-name="T17">t</text:span>est_01.test</text:p>
      <text:p text:style-name="P15"/>
      <text:p text:style-name="P18">add square 0 0 0 0 0 0 0 0</text:p>
      <text:p text:style-name="P18">add rectangle 1 1 1 1 1 1 1 1</text:p>
      <text:p text:style-name="P18">add trapezoid 2 2 2 2 2 2 2 2</text:p>
      <text:p text:style-name="P18">quit</text:p>
      <text:p text:style-name="P15"/>
      <text:p text:style-name="P15">test_02.test</text:p>
      <text:p text:style-name="P24"/>
      <text:p text:style-name="P20">add square 2 2 2 2 2 2 2 2</text:p>
      <text:p text:style-name="P20">add rectangle <text:s/>3 3 3 3 3 3 3 3</text:p>
      <text:p text:style-name="P20">add square <text:s/>4 4 4 4 4 4 4 4</text:p>
      <text:p text:style-name="P20">add trapezoid 5 5 5 5 5 5 5 5</text:p>
      <text:p text:style-name="P20">add square 2 2 2 2 2 2 2 2</text:p>
      <text:p text:style-name="P20">add rectangle 3 3 3 3 3 3 3 3</text:p>
      <text:p text:style-name="P20">add square 5 5 5 5 5 5 5 5</text:p>
      <text:p text:style-name="P20">add rectangle 6 6 6 6 6 6 6 6</text:p>
      <text:p text:style-name="P20">quit</text:p>
      <text:p text:style-name="P21"/>
      <text:p text:style-name="P15">test_01.result</text:p>
      <text:p text:style-name="P15"/>
      <text:p text:style-name="P18">You've reached the limit</text:p>
      <text:p text:style-name="P18">Square</text:p>
      <text:p text:style-name="P18">0 0</text:p>
      <text:p text:style-name="P18">0 0</text:p>
      <text:p text:style-name="P18">0 0</text:p>
      <text:p text:style-name="P18">0 0</text:p>
      <text:p text:style-name="P18">Center: 0 0</text:p>
      <text:p text:style-name="P18"><text:soft-page-break/>Area:0</text:p>
      <text:p text:style-name="P18">Rectangle</text:p>
      <text:p text:style-name="P18">1 1</text:p>
      <text:p text:style-name="P18">1 1</text:p>
      <text:p text:style-name="P18">1 1</text:p>
      <text:p text:style-name="P18">1 1</text:p>
      <text:p text:style-name="P18">Center: 1 1</text:p>
      <text:p text:style-name="P18">Area:0</text:p>
      <text:p text:style-name="P18">Trapezoid</text:p>
      <text:p text:style-name="P18">2 2</text:p>
      <text:p text:style-name="P18">2 2</text:p>
      <text:p text:style-name="P18">2 2</text:p>
      <text:p text:style-name="P18">2 2</text:p>
      <text:p text:style-name="P18">Center: 2 2</text:p>
      <text:p text:style-name="P18">Area:0</text:p>
      <text:p text:style-name="P15"/>
      <text:p text:style-name="P25"><text:span text:style-name="T15">test</text:span><text:span text:style-name="T16">_02.result</text:span></text:p>
      <text:p text:style-name="P23"/>
      <text:p text:style-name="P22">You've reached the limit</text:p>
      <text:p text:style-name="P22">Square</text:p>
      <text:p text:style-name="P22">2 2</text:p>
      <text:p text:style-name="P22">2 2</text:p>
      <text:p text:style-name="P22">2 2</text:p>
      <text:p text:style-name="P22">2 2</text:p>
      <text:p text:style-name="P22">Center: 2 2</text:p>
      <text:p text:style-name="P22">Area:0</text:p>
      <text:p text:style-name="P22">Rectangle</text:p>
      <text:p text:style-name="P22">3 3</text:p>
      <text:p text:style-name="P22">3 3</text:p>
      <text:p text:style-name="P22">3 3</text:p>
      <text:p text:style-name="P22">3 3</text:p>
      <text:p text:style-name="P22">Center: 3 3</text:p>
      <text:p text:style-name="P22">Area:0</text:p>
      <text:p text:style-name="P22">Square</text:p>
      <text:p text:style-name="P22">4 4</text:p>
      <text:p text:style-name="P22">4 4</text:p>
      <text:p text:style-name="P22">4 4</text:p>
      <text:p text:style-name="P22">4 4</text:p>
      <text:p text:style-name="P22">Center: 4 4</text:p>
      <text:p text:style-name="P22">Area:0</text:p>
      <text:p text:style-name="P22">You've reached the limit</text:p>
      <text:p text:style-name="P22">Trapezoid</text:p>
      <text:p text:style-name="P22">5 5</text:p>
      <text:p text:style-name="P22">5 5</text:p>
      <text:p text:style-name="P22">5 5</text:p>
      <text:p text:style-name="P22">5 5</text:p>
      <text:p text:style-name="P22"><text:soft-page-break/>Center: 5 5</text:p>
      <text:p text:style-name="P22">Area:0</text:p>
      <text:p text:style-name="P22">Square</text:p>
      <text:p text:style-name="P22">2 2</text:p>
      <text:p text:style-name="P22">2 2</text:p>
      <text:p text:style-name="P22">2 2</text:p>
      <text:p text:style-name="P22">2 2</text:p>
      <text:p text:style-name="P22">Center: 2 2</text:p>
      <text:p text:style-name="P22">Area:0</text:p>
      <text:p text:style-name="P22">Rectangle</text:p>
      <text:p text:style-name="P22">3 3</text:p>
      <text:p text:style-name="P22">3 3</text:p>
      <text:p text:style-name="P22">3 3</text:p>
      <text:p text:style-name="P22">3 3</text:p>
      <text:p text:style-name="P22">Center: 3 3</text:p>
      <text:p text:style-name="P22">Area:0</text:p>
      <text:p text:style-name="P9"/>
      <text:list xml:id="list13727261609367" text:continue-numbering="true" text:style-name="WW8Num2">
        <text:list-header>
          <text:p text:style-name="P33"/>
        </text:list-header>
        <text:list-item>
          <text:p text:style-name="P35"><text:span text:style-name="T9">Объяснение результатов работы программы</text:span><text:span text:style-name="T7">:</text:span></text:p>
        </text:list-item>
      </text:list>
      <text:p text:style-name="P24"/>
      <text:p text:style-name="P12">При запуске программы пользователь задаёт размер буфера, в который помещаются задаваемые им фигуры. Когда буфер становится полным, в терминал выводится вся информация о фигурах, а буфер очищается.</text:p>
      <text:p text:style-name="P2"/>
      <text:list xml:id="list13726282451292" text:continue-numbering="true" text:style-name="WW8Num2">
        <text:list-item>
          <text:p text:style-name="P36"><text:span text:style-name="T7">Вывод:</text:span><text:span text:style-name="T8"> </text:span></text:p>
        </text:list-item>
      </text:list>
      <text:p text:style-name="P6"><text:span text:style-name="T4">Выполняя данную лабораторную, я получил</text:span><text:span text:style-name="T5">а</text:span><text:span text:style-name="T4"> опыт работы с потоками в </text:span><text:span text:style-name="T6">C</text:span><text:span text:style-name="T4">++, а также познакомил</text:span><text:span text:style-name="T5">ась</text:span><text:span text:style-name="T4"> с системой сборки Mes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padding="0cm" fo:border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false" fo:line-height="100%" fo:padding-left="0cm" fo:padding-right="0cm" fo:padding-top="0cm" fo:padding-bottom="0.141cm" fo:border-left="none" fo:border-right="none" fo:border-top="none" fo:border-bottom="0.99pt solid #4472c4"/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Balloon_20_text" style:display-name="Balloon text" style:family="paragraph">
      <style:paragraph-properties fo:orphans="2" fo:widows="2" fo:hyphenation-ladder-count="no-limit" fo:padding="0cm" fo:border="none"/>
      <style:text-properties style:use-window-font-color="true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Standard" style:class="chapter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472c4"/>
      <style:text-properties fo:color="#4472c4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Open Sans" style:font-family-asian="'Open Sans'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able_20_Grid" style:display-name="Table Grid" style:family="paragraph" style:parent-style-name="DocumentMap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>
      <style:paragraph-properties fo:text-align="start" style:justify-single-word="false" fo:orphans="2" fo:widows="2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4pt" fo:language="ru" fo:country="RU" fo:font-weight="bold" style:font-size-asian="12.25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z1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2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Заголовок_20_4_20_Знак" style:display-name="Заголовок 4 Знак" style:family="tex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Заголовок_20_5_20_Знак" style:display-name="Заголовок 5 Знак" style:family="tex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Заголовок_20_6_20_Знак" style:display-name="Заголовок 6 Знак" style:family="tex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7_20_Знак" style:display-name="Заголовок 7 Знак" style:family="tex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8_20_Знак" style:display-name="Заголовок 8 Знак" style:family="tex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Заголовок_20_9_20_Знак" style:display-name="Заголовок 9 Знак" style:family="tex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Заголовок_20_Знак" style:display-name="Заголовок Знак" style:family="tex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Подзаголовок_20_Знак" style:display-name="Подзаголовок Знак" style:family="tex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Цитата_20_2_20_Знак" style:display-name="Цитата 2 Знак" style:family="text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ed7d31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Текст_20_Знак" style:display-name="Текст Знак" style:family="tex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fo:font-style="italic" fo:font-weight="bold" style:font-style-asian="italic" style:font-weight-asian="bold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fo:background-color="#ffffff" style:font-size-asian="10pt" style:font-name-complex="Times New Roman" style:font-family-complex="'Times New Roman'" style:font-family-generic-complex="roman" style:font-pitch-complex="variable"/>
    </style:style>
    <style:style style:name="Teletype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z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z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z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z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z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z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initial-creator>Гость</meta:initial-creator>
    <meta:creation-date>2018-09-13T19:05:00</meta:creation-date>
    <dc:date>2020-01-11T01:37:25.809342728</dc:date>
    <meta:print-date>1995-11-21T17:41:00</meta:print-date>
    <meta:editing-cycles>75</meta:editing-cycles>
    <meta:editing-duration>P1DT2H52M3S</meta:editing-duration>
    <meta:generator>LibreOffice/6.0.7.3$Linux_X86_64 LibreOffice_project/00m0$Build-3</meta:generator>
    <meta:document-statistic meta:table-count="1" meta:image-count="0" meta:object-count="0" meta:page-count="12" meta:paragraph-count="400" meta:word-count="1233" meta:character-count="9213" meta:non-whitespace-character-count="7474"/>
  </office:meta>
</office:document-meta>
</file>